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ExtensionTests.valueParameterFromSpelExpressionWithNestedPropertyPlaceholder( @ Value ( "#{'Hello ' + ${enigma}}" ) String hell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ParameterByTypeForSingleBean( @ Autowired Dog d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ParameterOfList( @ Autowired List &lt; Person &gt; peopl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ParameterThatDoesNotExistAsJavaUtilOptional( @ Autowired Optional &lt; Number &gt;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ParameterByTypeForPrimaryBean( @ Autowired Cat primaryC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ParameterAsJavaUtilOptional( @ Autowired Optional &lt; Dog &gt; d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ExtensionTests.applicationContextInjectedIntoMethod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valueParameterFromDefaultValueForPropertyPlaceholder( @ Value ( "${bogus:false}" )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ExtensionTests.autowiredParameterWithExplicitQualifier( @ Qualifier ( "wally" )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genericApplicationContextInjectedIntoMethod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valueParameterFromSpelExpression( @ Value ( "#{@dilbert.name}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autowiredParameterThatDoesNotExistButIsNotRequired( @ Autowired ( required = false ) Number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ExtensionTests.junitAndSpringMethodInjectionCombined( @ Autowired Cat kittyCat , TestInfo testInfo , ApplicationContext context , TestReporter test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ExtensionTests.autowiredParameterWithImplicitQualifierBasedOnParameterName( @ Autowired Person wal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valueParameterFromPropertyPlaceholder( @ Value ( "${enigma}" ) Integer enigma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Tests.valueParameterWithPrimitiveType( @ Value ( "99" )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